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Droid Sans Mono" fo:font-size="14pt" style:font-name-asian="Droid Sans Mono" style:font-size-asian="14pt" style:font-size-complex="14pt"/>
    </style:style>
    <style:style style:name="P2" style:family="paragraph" style:parent-style-name="Standard">
      <style:text-properties style:font-name="Droid Sans Mono" fo:font-size="14pt" officeooo:paragraph-rsid="0009086a" style:font-name-asian="Droid Sans Mono" style:font-size-asian="14pt" style:font-size-complex="14pt"/>
    </style:style>
    <style:style style:name="P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09086a" style:font-name-asian="Droid Sans Mono" style:font-size-asian="14pt" style:font-size-complex="14pt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0000" style:font-name="Droid Sans Mono" fo:font-size="14pt" officeooo:paragraph-rsid="000b0259" style:font-name-asian="Droid Sans Mono" style:font-size-asian="14pt" style:font-size-complex="14pt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Droid Sans Mono" fo:font-size="14pt" officeooo:paragraph-rsid="0009086a" style:font-name-asian="Droid Sans Mono" style:font-size-asian="14pt" style:font-size-complex="14pt"/>
    </style:style>
    <style:style style:name="T1" style:family="text">
      <style:text-properties style:font-name="Droid Sans Mono" fo:font-size="14pt" style:font-name-asian="Droid Sans Mono" style:font-size-asian="14pt" style:font-size-complex="14pt"/>
    </style:style>
    <style:style style:name="T2" style:family="text">
      <style:text-properties fo:color="#000000"/>
    </style:style>
    <style:style style:name="T3" style:family="text">
      <style:text-properties fo:color="#000000" style:font-name="Droid Sans Mono" fo:font-size="14pt" style:font-name-asian="Droid Sans Mono" style:font-size-asian="14pt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color="#000000" style:font-name="Monospace" fo:font-size="11pt" style:font-size-asian="11pt"/>
    </style:style>
    <style:style style:name="T6" style:family="text">
      <style:text-properties fo:color="#000000" style:font-name="Monospace" fo:font-size="11pt" style:font-name-asian="Droid Sans Mono" style:font-size-asian="11pt" style:font-size-complex="14pt"/>
    </style:style>
    <style:style style:name="T7" style:family="text">
      <style:text-properties fo:color="#000000" style:font-name="Droid Sans Mono" fo:font-size="14pt" style:font-name-asian="Droid Sans Mono" style:font-size-asian="14pt" style:font-size-complex="14pt"/>
    </style:style>
    <style:style style:name="T8" style:family="text">
      <style:text-properties fo:color="#000000" fo:font-size="11pt" style:font-size-asian="11pt"/>
    </style:style>
    <style:style style:name="T9" style:family="text">
      <style:text-properties fo:color="#000000" fo:font-size="11pt" style:font-size-asian="11pt" style:font-size-complex="14pt"/>
    </style:style>
    <style:style style:name="T10" style:family="text">
      <style:text-properties fo:color="#7f0055" fo:font-weight="bold" style:font-weight-asian="bold"/>
    </style:style>
    <style:style style:name="T11" style:family="text">
      <style:text-properties fo:color="#7f0055" style:font-name="Droid Sans Mono" fo:font-size="14pt" fo:font-weight="bold" style:font-name-asian="Droid Sans Mono" style:font-size-asian="14pt" style:font-weight-asian="bold" style:font-size-complex="14pt"/>
    </style:style>
    <style:style style:name="T12" style:family="text">
      <style:text-properties fo:color="#7f0055" fo:font-size="14pt" fo:font-weight="bold" style:font-size-asian="14pt" style:font-weight-asian="bold" style:font-size-complex="14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style:font-name="Droid Sans Mono" fo:font-size="14pt" style:font-name-asian="Droid Sans Mono" style:font-size-asian="14pt" style:font-size-complex="14pt"/>
    </style:style>
    <style:style style:name="T15" style:family="text">
      <style:text-properties style:font-name="Monospace" fo:font-size="11pt" style:font-size-asian="11pt"/>
    </style:style>
    <style:style style:name="T16" style:family="text">
      <style:text-properties fo:font-size="11pt" style:font-size-asian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删除模板（template）</text:p>
      <text:p text:style-name="P2"/>
      <text:p text:style-name="P2">（1） 在management API调度模块中执行<text:span text:style-name="T2">DeleteTemplateCmd</text:span></text:p>
      <text:p text:style-name="P5"><text:span text:style-name="T2">DeleteTemplateCmd </text:span><text:span text:style-name="T10">extends</text:span><text:span text:style-name="T2"> BaseAsyncCmd</text:span></text:p>
      <text:p text:style-name="P5"><text:span text:style-name="T2">因此，在management端会执行DeleteTemplateCmd的execute方法。</text:span></text:p>
      <text:p text:style-name="P3"/>
      <text:p text:style-name="P4">（2） 在DeleteTemplateCmd的execute方法中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Droid Sans Mono" svg:font-family="'Droid Sans Mono'" style:font-family-generic="swiss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ouder </meta:initial-creator>
    <meta:creation-date>2015-12-07T12:02:37.565886328</meta:creation-date>
    <meta:generator>LibreOffice/4.2.8.2$Linux_X86_64 LibreOffice_project/420m0$Build-2</meta:generator>
    <dc:date>2015-12-07T12:10:53.955334393</dc:date>
    <dc:creator>clouder </dc:creator>
    <meta:editing-duration>PT1M5S</meta:editing-duration>
    <meta:editing-cycles>3</meta:editing-cycles>
    <meta:document-statistic meta:table-count="0" meta:image-count="0" meta:object-count="0" meta:page-count="1" meta:paragraph-count="5" meta:word-count="50" meta:character-count="175" meta:non-whitespace-character-count="170"/>
  </office:meta>
</office:document-meta>
</file>